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-Bold" svg:font-family="Cambria-Bold"/>
    <style:font-face style:name="Cambria-BoldItalic" svg:font-family="Cambria-BoldItalic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 draw:auto-grow-height="false" fo:min-height="5.75cm" fo:min-width="8.499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00" style:font-name="Cambria-Bold" fo:font-size="14pt" fo:font-weight="bold" style:font-name-asian="Cambria-Bold" style:font-size-asian="14pt" style:font-weight-asian="bold" style:font-name-complex="Cambria-Bold" style:font-size-complex="14pt" style:font-weight-complex="bold"/>
    </style:style>
    <style:style style:name="P2" style:family="paragraph">
      <loext:graphic-properties draw:fill="none"/>
      <style:paragraph-properties fo:text-align="center" style:text-autospace="none"/>
      <style:text-properties fo:color="#000000" style:font-name="Cambria-Bold" fo:font-size="14pt" fo:font-weight="bold" style:font-name-asian="Cambria-Bold" style:font-size-asian="14pt" style:font-weight-asian="bold" style:font-name-complex="Cambria-Bold" style:font-size-complex="14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  <style:text-properties style:font-name="Cambria-Bold" fo:font-size="16pt" fo:font-weight="bold" style:font-name-asian="Cambria-Bold" style:font-size-asian="16pt" style:font-weight-asian="bold" style:font-name-complex="Cambria-Bold" style:font-size-complex="16pt" style:font-weight-complex="bold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Cambria-Bold" fo:font-size="14pt" fo:font-style="normal" fo:text-shadow="none" style:text-underline-style="none" fo:font-weight="bold" style:letter-kerning="true" style:font-name-asian="Cambria-Bold" style:font-size-asian="14pt" style:font-style-asian="normal" style:font-weight-asian="bold" style:font-name-complex="Cambria-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mbria-Bold" fo:font-size="14pt" fo:font-style="normal" fo:text-shadow="none" style:text-underline-style="none" fo:font-weight="bold" style:letter-kerning="true" style:font-name-asian="Cambria-Bold" style:font-size-asian="14pt" style:font-style-asian="normal" style:font-weight-asian="bold" style:font-name-complex="Cambria-Bold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2" draw:layer="layout" svg:width="8.999cm" svg:height="6cm" svg:x="1.5cm" svg:y="2.5cm">
          <text:p text:style-name="P4"><text:span text:style-name="T3">B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2.5cm">
          <text:p text:style-name="P4"><text:span text:style-name="T3">B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02cm" svg:y="8.5cm">
          <text:p text:style-name="P4"><text:span text:style-name="T3">B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cm" svg:y="8.5cm">
          <text:p text:style-name="P4"><text:span text:style-name="T3">B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14.5cm">
          <text:p text:style-name="P4"><text:span text:style-name="T3">B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501cm" svg:y="14.5cm">
          <text:p text:style-name="P4"><text:span text:style-name="T3">B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.5cm" svg:y="20.5cm">
          <text:p text:style-name="P4"><text:span text:style-name="T3">B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999cm" svg:height="6cm" svg:x="10.499cm" svg:y="20.5cm">
          <text:p text:style-name="P4"><text:span text:style-name="T3">B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-Bold" svg:font-family="Cambria-Bold"/>
    <style:font-face style:name="Cambria-BoldItalic" svg:font-family="Cambria-BoldItalic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cm" fo:margin-bottom="0cm" fo:text-indent="0cm"/>
      <style:text-properties fo:font-size="32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52cm" fo:margin-bottom="0cm" fo:text-indent="0cm"/>
      <style:text-properties fo:font-size="28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5cm" fo:margin-bottom="0cm" fo:text-indent="0cm"/>
      <style:text-properties fo:font-size="23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7cm" fo:margin-bottom="0cm" fo:text-indent="0cm"/>
      <style:text-properties fo:font-size="23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.5cm" fo:margin-bottom="2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6.199cm" svg:height="4.124cm" svg:x="2.4cm" svg:y="3.484cm" presentation:class="title" presentation:placeholder="true">
        <draw:text-box/>
      </draw:frame>
      <draw:frame presentation:style-name="Standard-outline1" draw:layer="backgroundobjects" svg:width="16.199cm" svg:height="14.325cm" svg:x="2.4cm" svg:y="8.279cm" presentation:class="outline" presentation:placeholder="true">
        <draw:text-box/>
      </draw:frame>
      <draw:frame presentation:style-name="Mpr1" draw:text-style-name="MP2" draw:layer="backgroundobjects" svg:width="4.193cm" svg:height="1.703cm" svg:x="2.4cm" svg:y="25.00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705cm" svg:height="1.703cm" svg:x="7.656cm" svg:y="25.00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193cm" svg:height="1.703cm" svg:x="14.406cm" svg:y="25.00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21:21:30.161000000</meta:creation-date>
    <dc:date>2019-07-07T00:11:05.934000000</dc:date>
    <meta:editing-duration>PT2H27M31S</meta:editing-duration>
    <meta:editing-cycles>39</meta:editing-cycles>
    <meta:generator>LibreOffice/5.4.7.2$Windows_X86_64 LibreOffice_project/c838ef25c16710f8838b1faec480ebba495259d0</meta:generator>
    <meta:print-date>2019-07-06T23:08:15.145000000</meta:print-date>
    <meta:document-statistic meta:object-count="41"/>
  </office:meta>
</office:document-meta>
</file>